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</text:span><text:span text:style-name="T1">podst</text:span><text:span text:style-name="T1">awie </text:span><text:span text:style-name="T1">form</text:span><text:span text:style-name="T1">uły </text:span><text:span text:style-name="T1">zawa</text:span><text:span text:style-name="T1">rtej </text:span><text:span text:style-name="T1">w </text:span><text:span text:style-name="T1">komó</text:span><text:span text:style-name="T1">rce </text:span><text:span text:style-name="T1">E7, </text:span><text:span text:style-name="T1">opisz </text:span><text:span text:style-name="T1">w </text:span><text:span text:style-name="T1">pusty</text:span><text:span text:style-name="T1">m </text:span><text:span text:style-name="T1">polu </text:span><text:span text:style-name="T1">zasad</text:span><text:span text:style-name="T1">y </text:span><text:span text:style-name="T1">oblicz</text:span><text:span text:style-name="T1">ania</text:span></text:p>
            <text:p text:style-name="P2"><text:span text:style-name="T1">płacy </text:span><text:span text:style-name="T1">za </text:span><text:span text:style-name="T1">nadg</text:span><text:span text:style-name="T1">odzin</text:span><text:span text:style-name="T1">y w </text:span><text:span text:style-name="T1">pewn</text:span><text:span text:style-name="T1">ej </text:span><text:span text:style-name="T1">firmi</text:span><text:span text:style-name="T1">e.</text:span></text:p>
          </draw:rect>
          <draw:rect draw:z-index="1" draw:style-name="gr2" draw:text-style-name="P1" svg:width="135.64mm" svg:height="109.23mm" svg:x="176.8mm" svg:y="16.7mm">
            <text:p text:style-name="P1">Jeżeli </text:p>
            <text:p text:style-name="P1">Liczba nadgodzin &lt;= normy(30h) to stawka płacy wynosi 10 zł, </text:p>
            <text:p text:style-name="P1">A kwota przez nas zarobiona wynosi ilość nadgodzin * stawka </text:p>
            <text:p text:style-name="P1">Jeżeli </text:p>
            <text:p text:style-name="P1"><text:s/>Liczba nadgodzin &gt; normy(30h), to </text:p>
            <text:p text:style-name="P1">Do ilości nadgodzin * stawkę dodajemy ilośc nadgodzin wychodzących poza </text:p>
            <text:p text:style-name="P1">normę * stawka * dodatek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NADGODZINY" table:base-cell-address="$Arkusz1.$C$6" table:cell-range-address="$Arkusz1.$C$6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09:40.4736974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24:43.390806241</dc:date>
    <meta:print-date>2003-03-13T12:37:37</meta:print-date>
    <meta:generator>LibreOffice/6.0.2.1$Linux_X86_64 LibreOffice_project/00m0$Build-1</meta:generator>
    <meta:editing-duration>PT16M1S</meta:editing-duration>
    <meta:editing-cycles>4</meta:editing-cycles>
    <meta:document-statistic meta:table-count="3" meta:cell-count="16" meta:object-count="2"/>
  </office:meta>
</office:document-meta>
</file>